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4E0000033A2FF598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fedora-F20-slideshow-template-title">
      <style:graphic-properties draw:auto-grow-height="true" fo:min-height="4cm"/>
    </style:style>
    <style:style style:name="pr2" style:family="presentation" style:parent-style-name="fedora-F20-slideshow-template-notes">
      <style:graphic-properties draw:fill-color="#ffffff" draw:auto-grow-height="true" fo:min-height="12.572cm"/>
    </style:style>
    <style:style style:name="pr3" style:family="presentation" style:parent-style-name="fedora-F20-slideshow-template-title">
      <style:graphic-properties fo:min-height="3.506cm"/>
    </style:style>
    <style:style style:name="pr4" style:family="presentation" style:parent-style-name="fedora-F20-slideshow-template-outline1">
      <style:graphic-properties fo:min-height="11.929cm"/>
    </style:style>
    <style:style style:name="pr5" style:family="presentation" style:parent-style-name="fedora-F20-slideshow-template-notes">
      <style:graphic-properties draw:fill-color="#ffffff" fo:min-height="12.572cm"/>
    </style:style>
    <style:style style:name="pr6" style:family="presentation" style:parent-style-name="fedora-F20-slideshow-template-title">
      <style:graphic-properties draw:auto-grow-height="true" fo:min-height="3.506cm"/>
    </style:style>
    <style:style style:name="pr7" style:family="presentation" style:parent-style-name="fedora-F20-slideshow-template-subtitle">
      <style:graphic-properties draw:fill-color="#ffffff" draw:textarea-vertical-align="top" draw:auto-grow-height="true" fo:min-height="14.686cm"/>
    </style:style>
    <style:style style:name="co1" style:family="table-column">
      <style:table-column-properties style:column-width="13.858cm" style:use-optimal-column-width="false"/>
    </style:style>
    <style:style style:name="co2" style:family="table-column">
      <style:table-column-properties style:column-width="10.542cm" style:use-optimal-column-width="false"/>
    </style:style>
    <style:style style:name="ro1" style:family="table-row">
      <style:table-row-properties style:row-height="3.091cm"/>
    </style:style>
    <style:style style:name="ro2" style:family="table-row">
      <style:table-row-properties style:row-height="3.093cm"/>
    </style:style>
    <style:style style:name="ce1" style:family="table-cell">
      <style:graphic-properties style:repeat="repeat" draw:textarea-vertical-align="middle"/>
      <style:paragraph-properties fo:text-align="center"/>
      <style:text-properties fo:color="#ffffff" fo:font-size="32pt" style:font-size-asian="32pt" style:font-size-complex="32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Comfortaa3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  <style:text-properties fo:color="#ffffff" style:font-name="Comfortaa3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  <style:text-properties fo:color="#ffffff" style:font-name="Cantarell3" fo:font-size="40pt" fo:font-weight="normal" style:font-size-asian="40pt" style:font-weight-asian="normal" style:font-size-complex="40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color="#ffffff" style:font-name="Comfortaa3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style:font-name="Comfortaa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style:font-name="Cantarell3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999cm" svg:height="4cm" svg:x="4.001cm" svg:y="8cm" presentation:class="title" presentation:user-transformed="true">
          <draw:text-box>
            <text:p text:style-name="P1"><text:span text:style-name="T1">Cook My Resu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List of Technologies Used:</text:span></text:p>
          </draw:text-box>
        </draw:frame>
        <draw:frame presentation:style-name="pr4" draw:layer="layout" svg:width="25.4cm" svg:height="15.086cm" svg:x="1.4cm" svg:y="4.914cm" presentation:class="outline" presentation:user-transformed="true">
          <draw:text-box>
            <text:list text:style-name="L2">
              <text:list-item>
                <text:p><text:span text:style-name="T3">HTML 4.01</text:span> (including HTML 5 for Canvas and Session Storages)</text:p>
              </text:list-item>
              <text:list-item>
                <text:p><text:span text:style-name="T3">CSS 3</text:span> (includes webkit and latest flex containers for styling)</text:p>
              </text:list-item>
              <text:list-item>
                <text:p><text:span text:style-name="T3">JavaScript</text:span> ( Modules used: <text:line-break/> <text:s text:c="4"/>(a) jsPDF – to generate PDFs<text:line-break/> <text:s text:c="4"/>(b) html2canvas – to generate screenshot <text:s text:c="38"/>of webpage.<text:line-break/> <text:s text:c="4"/>(c) tinyMCE – for text editor.<text:line-break/> <text:s text:c="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1T0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4">What does this website do?</text:span></text:p>
          </draw:text-box>
        </draw:frame>
        <draw:frame presentation:style-name="pr7" draw:text-style-name="P6" draw:layer="layout" svg:width="25.4cm" svg:height="14.686cm" svg:x="1.4cm" svg:y="4.914cm" presentation:class="subtitle" presentation:user-transformed="true">
          <draw:text-box>
            <text:list text:style-name="L1">
              <text:list-item>
                <text:p text:style-name="P1"><text:span text:style-name="T5">Take personal and professional from user and store in MySqlI database.</text:span><text:span text:style-name="T5"><text:line-break/></text:span><text:span text:style-name="T5"/></text:p>
              </text:list-item>
              <text:list-item>
                <text:p text:style-name="P1"><text:span text:style-name="T5">Combine all the details along with the template chosen and give it back in a PDF format for direct printing to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Flow of Website</text:span></text:p>
          </draw:text-box>
        </draw:frame>
        <draw:custom-shape draw:style-name="gr2" draw:text-style-name="P8" draw:layer="layout" svg:width="10cm" svg:height="3cm" svg:x="0.8cm" svg:y="3.8cm">
          <text:p text:style-name="P7"><text:span text:style-name="T6">1) Choose your templ</text:span><text:span text:style-name="T7">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4cm" svg:height="2cm" svg:x="11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10.6cm" svg:height="2.8cm" svg:x="15.6cm" svg:y="3.8cm">
          <text:p text:style-name="P7"><text:span text:style-name="T6">2) Choose your career 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005cm" svg:height="1.606cm" draw:transform="rotate (-1.5397294661094) translate (21.605cm 6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10cm" svg:height="2.8cm" svg:x="15.8cm" svg:y="11cm">
          <text:p text:style-name="P7"><text:span text:style-name="T6">3) Enter basic 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10cm" svg:height="2.8cm" svg:x="0.6cm" svg:y="10.6cm">
          <text:p text:style-name="P7"><text:span text:style-name="T6">4) Enter Work Experi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4cm" svg:height="2cm" draw:transform="rotate (3.13146974392823) translate (15.39cm 13.2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10cm" svg:height="2.8cm" svg:x="0.8cm" svg:y="17cm">
          <text:p text:style-name="P7"><text:span text:style-name="T6">5) Enter Education 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3.224cm" svg:height="1.351cm" draw:transform="rotate (-1.5397294661094) translate (5.95cm 13.6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10cm" svg:height="2.8cm" svg:x="16cm" svg:y="17cm">
          <text:p text:style-name="P7"><text:span text:style-name="T6">6) Print Direct/Get PD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4cm" svg:height="2cm" svg:x="11.2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Key Aspects 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ext Templates (suggestions) for Work experience chosen by Career Info and Career Fields chosen.</text:p>
              </text:list-item>
              <text:list-item>
                <text:p>A minimum of 8 suggestions for each combination.</text:p>
              </text:list-item>
              <text:list-item>
                <text:p>PDF can be downloaded else Page can be printed.</text:p>
              </text:list-item>
              <text:list-item>
                <text:p>Good User Interf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3T3">
        <office:forms form:automatic-focus="false" form:apply-design-mode="false"/>
        <draw:frame presentation:style-name="pr6" draw:text-style-name="P9" draw:layer="layout" svg:width="14.4cm" svg:height="3.506cm" svg:x="13.6cm" svg:y="0.894cm" presentation:class="title" presentation:user-transformed="true">
          <draw:text-box>
            <text:p><text:span text:style-name="T8">Future Enhancements</text:span></text:p>
          </draw:text-box>
        </draw:frame>
        <draw:frame presentation:style-name="pr4" draw:layer="layout" svg:width="12.023cm" svg:height="15.086cm" svg:x="1.4cm" svg:y="4.914cm" presentation:class="outline" presentation:user-transformed="true">
          <draw:text-box>
            <text:list text:style-name="L2">
              <text:list-item>
                <text:p>PDF modules for PHP are outdated and don't render JavaScript, thus they aren't suitable for dynamic PDF generation.</text:p>
              </text:list-item>
              <text:list-item>
                <text:p>PDF modules for JS are new and don't support many CSS features.</text:p>
              </text:list-item>
              <text:list-item>
                <text:p>Html2canvas module can't render entire page screenshots properly.</text:p>
              </text:list-item>
              <text:list-item>
                <text:p>JsPDF's addImage method can't split pages automatically, making it very limited.</text:p>
              </text:list-item>
            </text:list>
          </draw:text-box>
        </draw:frame>
        <draw:frame presentation:style-name="pr4" draw:layer="layout" svg:width="12.575cm" svg:height="14.886cm" svg:x="14.025cm" svg:y="4.914cm" presentation:class="outline" presentation:user-transformed="true">
          <draw:text-box>
            <text:list text:style-name="L2">
              <text:list-item>
                <text:p>Creating a module which combines the features of html2canvas and jsPDF.</text:p>
              </text:list-item>
              <text:list-item>
                <text:p>Improving the addImage method of jsPDF to allow splitting of pages.</text:p>
              </text:list-item>
              <text:list-item>
                <text:p>Improving the screenshot capability of html2canvas.</text:p>
              </text:list-item>
              <text:list-item>
                <text:p>Trying to incorporate more CSS feautres.</text:p>
              </text:list-item>
              <text:list-item>
                <text:p>Implement own Text Editor.</text:p>
              </text:list-item>
            </text:list>
          </draw:text-box>
        </draw:frame>
        <draw:frame presentation:style-name="pr6" draw:text-style-name="P9" draw:layer="layout" svg:width="12.799cm" svg:height="3.506cm" svg:x="2.001cm" svg:y="0.894cm" presentation:class="title" presentation:user-transformed="true">
          <draw:text-box>
            <text:p><text:span text:style-name="T8">Problems Fac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Members:</text:p>
          </draw:text-box>
        </draw:frame>
        <draw:frame draw:style-name="standard" draw:layer="layout" svg:width="24.399cm" svg:height="15.456cm" svg:x="1.342cm" svg:y="4.33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Name</text:span></text:p>
              </table:table-cell>
              <table:table-cell>
                <text:p text:style-name="P7"><text:span text:style-name="T9">USN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Rahul R Bharadwaj</text:span></text:p>
              </table:table-cell>
              <table:table-cell>
                <text:p text:style-name="P7"><text:span text:style-name="T8">01FB15ECS366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Sameer Gadicherla</text:span></text:p>
              </table:table-cell>
              <table:table-cell>
                <text:p text:style-name="P7"><text:span text:style-name="T8">01FB15ECS10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Rohith Gadamshetty</text:span></text:p>
              </table:table-cell>
              <table:table-cell>
                <text:p text:style-name="P7"><text:span text:style-name="T8">01FB15ECS100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8">Mandyam Deva Kumar Reddy</text:span></text:p>
              </table:table-cell>
              <table:table-cell>
                <text:p text:style-name="P7"><text:span text:style-name="T8">01FB15ECS36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3T3">
        <office:forms form:automatic-focus="false" form:apply-design-mode="false"/>
        <draw:frame presentation:style-name="pr3" draw:text-style-name="P7" draw:layer="layout" svg:width="25.199cm" svg:height="3.506cm" svg:x="1.801cm" svg:y="8cm" presentation:class="title" presentation:user-transformed="true">
          <draw:text-box>
            <text:p text:style-name="P7"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2FF5981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2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2:57:21.548046843</meta:creation-date>
    <meta:editing-duration>PT24M26S</meta:editing-duration>
    <meta:editing-cycles>8</meta:editing-cycles>
    <meta:generator>LibreOffice/4.2.8.2$Linux_X86_64 LibreOffice_project/420m0$Build-2</meta:generator>
    <dc:description>Based on "F20/10th aniversary impress template idea" by William Moreno Reyes (https://fedoraproject.org/wiki/Templates_for_Presentations). License: CC-BY</dc:description>
    <dc:date>2016-11-07T13:57:59.459954190</dc:date>
    <meta:document-statistic meta:object-count="63"/>
    <meta:template xlink:type="simple" xlink:actuate="onRequest" xlink:title="fedora-textures-blue" xlink:href="../../../../usr/lib/libreoffice/share/template/common/presnt/fedora-textures-blue.otp" meta:date="2016-11-07T12:57:21.171037891"/>
  </office:meta>
</office:document-meta>
</file>